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ans-serif" svg:font-family="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officeooo:paragraph-rsid="0018f268"/>
    </style:style>
    <style:style style:name="T1" style:family="text">
      <style:text-properties style:font-name="sans-serif" fo:font-size="13.5pt"/>
    </style:style>
    <style:style style:name="T2" style:family="text">
      <style:text-properties style:font-name="sans-serif" fo:font-size="13.5pt" officeooo:rsid="0018f2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ombre</text:span><text:line-break/><text:span text:style-name="T1">1.</text:span> <text:span text:style-name="T1">¿Qué entiendes por Sistemas de Gestión Empresarial?</text:span><text:line-break/><text:span text:style-name="T1">2.</text:span> <text:span text:style-name="T1">¿Cuáles son tus expectativas con relación a este módulo?</text:span><text:line-break/><text:span text:style-name="T1">3.</text:span> <text:span text:style-name="T1">Busca en Internet. </text:span><text:line-break/><text:span text:style-name="T1">a.</text:span> <text:span text:style-name="T1">¿Sistemas de Gestión Empresarial?</text:span><text:line-break/><text:span text:style-name="T1">b.</text:span> <text:span text:style-name="T1">¿Finalidad? </text:span><text:line-break/><text:span text:style-name="T1">4.</text:span> <text:span text:style-name="T1">¿Lo consideras importante/útil? ¿por qué?</text:span></text:p>
      <text:p text:style-name="P1"><text:span text:style-name="T1"/></text:p>
      <text:p text:style-name="P1"><text:span text:style-name="T1"/></text:p>
      <text:p text:style-name="P1"><text:span text:style-name="T2">Marcos Gómez Alonso</text:span></text:p>
      <text:p text:style-name="P1"><text:span text:style-name="T2"/></text:p>
      <text:p text:style-name="P1"><text:span text:style-name="T2">1. Programas que ayudan a gestionar las empresas, para contabilidad, RR.HH., etc.</text:span></text:p>
      <text:p text:style-name="P1"><text:span text:style-name="T2"/></text:p>
      <text:p text:style-name="P1"><text:span text:style-name="T2">2. Aprender todo lo posible.</text:span></text:p>
      <text:p text:style-name="P1"><text:span text:style-name="T2"/></text:p>
      <text:p text:style-name="P1"><text:span text:style-name="T2">3a. Conjunto de políticas, prácticas, procedimientos y procesos utilizados en la elaboración e implementación de estrategias, su ejecución y toda la la actividad de gestión asociada.</text:span></text:p>
      <text:p text:style-name="P1"><text:span text:style-name="T2"/></text:p>
      <text:p text:style-name="P1"><text:span text:style-name="T2">3b. Recoger, almacenar, procesar y analizar los datos que necesita la empresa para desarrollar su actividad.</text:span></text:p>
      <text:p text:style-name="P1"><text:span text:style-name="T2"/></text:p>
      <text:p text:style-name="P1"><text:span text:style-name="T2">4. Si, ya que hoy en día todas las empresas viven gracias a la información, de mercados, de proveedores, de clientes, de la competencia, y si no se maneja bien la empresa no tiene futuro.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ans-serif" svg:font-family="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20T20:13:14.168000000</dc:date>
    <meta:editing-duration>PT8M37S</meta:editing-duration>
    <meta:editing-cycles>1</meta:editing-cycles>
    <meta:document-statistic meta:table-count="0" meta:image-count="0" meta:object-count="0" meta:page-count="1" meta:paragraph-count="7" meta:word-count="133" meta:character-count="848" meta:non-whitespace-character-count="719"/>
    <meta:generator>LibreOffice/7.1.4.2$Windows_X86_64 LibreOffice_project/a529a4fab45b75fefc5b6226684193eb000654f6</meta:generator>
  </office:meta>
</office:document-meta>
</file>